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margin-left="2.8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margin-left="2.87cm" fo:margin-right="0cm" fo:text-indent="0cm" style:auto-text-indent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" style:family="paragraph" style:parent-style-name="Standard" style:list-style-name="L2">
      <style:paragraph-properties fo:margin-left="4.641cm" fo:margin-right="0cm" fo:margin-top="0cm" fo:margin-bottom="0cm" fo:text-indent="0cm" style:auto-text-indent="false"/>
    </style:style>
    <style:style style:name="P7" style:family="paragraph" style:parent-style-name="Text_20_body" style:list-style-name="L2">
      <style:paragraph-properties fo:margin-left="4.641cm" fo:margin-right="0cm" fo:margin-top="0cm" fo:margin-bottom="0cm" fo:text-indent="0cm" style:auto-text-indent="false"/>
    </style:style>
    <style:style style:name="P8" style:family="paragraph" style:parent-style-name="Text_20_body" style:list-style-name="L3">
      <style:paragraph-properties fo:margin-left="4.641cm" fo:margin-right="0cm" fo:margin-top="0cm" fo:margin-bottom="0cm" fo:text-indent="0cm" style:auto-text-indent="false"/>
    </style:style>
    <style:style style:name="P9" style:family="paragraph" style:parent-style-name="Text_20_body" style:list-style-name="L4">
      <style:paragraph-properties fo:margin-left="4.641cm" fo:margin-right="0cm" fo:margin-top="0cm" fo:margin-bottom="0cm" fo:text-indent="0cm" style:auto-text-indent="false"/>
    </style:style>
    <style:style style:name="P10" style:family="paragraph" style:parent-style-name="Text_20_body" style:list-style-name="L5">
      <style:paragraph-properties fo:margin-left="4.641cm" fo:margin-right="0cm" fo:margin-top="0cm" fo:margin-bottom="0cm" fo:text-indent="0cm" style:auto-text-indent="false"/>
    </style:style>
    <style:style style:name="P11" style:family="paragraph" style:parent-style-name="Text_20_body" style:list-style-name="L6">
      <style:paragraph-properties fo:margin-left="4.641cm" fo:margin-right="0cm" fo:text-indent="0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italic"/>
    </style:style>
    <style:style style:name="T6" style:family="text">
      <style:text-properties fo:font-size="10pt"/>
    </style:style>
    <style:style style:name="T7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8" style:family="text">
      <style:text-properties style:text-underline-style="none"/>
    </style:style>
    <style:style style:name="T9" style:family="text">
      <style:text-properties style:font-size-asian="10pt"/>
    </style:style>
    <style:style style:name="T10" style:family="text">
      <style:text-properties style:font-style-asian="italic"/>
    </style:style>
    <style:style style:name="T11" style:family="text">
      <style:text-properties style:font-size-complex="10pt"/>
    </style:style>
    <style:style style:name="T12" style:family="text">
      <style:text-properties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Manual de Usuario.</text:p>
      <text:p text:style-name="P1"/>
      <text:p text:style-name="P1"><text:tab/>Ayuda rápida:</text:p>
      <text:p text:style-name="P1"></text:p>
      <text:p text:style-name="P2">Uso:</text:p>
      <text:p text:style-name="P2"><text:s text:c="5"/>./bordes {-r# | -g} [filename] </text:p>
      <text:p text:style-name="P2"></text:p>
      <text:p text:style-name="P2">Opciones:</text:p>
      <text:p text:style-name="P2"><text:s text:c="4"/>-r#<text:tab/><text:tab/>Aplica el operador # </text:p>
      <text:p text:style-name="P2"><text:s text:c="4"/>-g<text:tab/><text:tab/>Modo Gráfico </text:p>
      <text:p text:style-name="P2"></text:p>
      <text:p text:style-name="P2">Operadores posibles:</text:p>
      <text:p text:style-name="P2"><text:s text:c="4"/>1: Operador de Roberts </text:p>
      <text:p text:style-name="P2"><text:s text:c="4"/>2: Operador de Prewitt</text:p>
      <text:p text:style-name="P2"><text:s text:c="4"/>3: Operador de Sobel derivando por X</text:p>
      <text:p text:style-name="P2"><text:s text:c="4"/>4: Operador de Sobel derivando por Y</text:p>
      <text:p text:style-name="P2"><text:s text:c="4"/>5: Operador de Sobel derivando por X e Y</text:p>
      <text:p text:style-name="P2"></text:p>
      <text:p text:style-name="P2">Si no se especifica un archivo de entrada, se usará 'lena.bmp'</text:p>
      <text:p text:style-name="P3"><text:tab/><text:tab/></text:p>
      <text:p text:style-name="P3"/>
      <text:p text:style-name="P5"><text:tab/><text:span text:style-name="T2">El programa se puede invocar en modo gráfico (-g) o directo (-r#) y opcionalmente una imagen. En modo directo, se leerá una imagen pasada como parámetro o la imagen por defecto (</text:span><text:span text:style-name="T1">lena.bmp</text:span><text:span text:style-name="T2">), se le aplicará el filtro seleccionado y se guardará con el nombre original mas un postfijo que indica que filtro fue aplicado y con la extensión original.</text:span></text:p>
      <text:p text:style-name="P5"><text:span text:style-name="T2"><text:tab/></text:span></text:p>
      <text:p text:style-name="P5"><text:span text:style-name="T2"/></text:p>
      <text:p text:style-name="P5"><text:span text:style-name="T2"><text:tab/>En modo gráfico, se puede abrir una imagen y aplicar los filtros en tiempo real, con las teclas del 1 al 5, restaurar la imagen en escala de grises con la tecla 0, y guardar el resultado actual con la tecla </text:span><text:span text:style-name="T1">s </text:span><text:span text:style-name="T2">. Se puede salir de este modo con la tecla </text:span><text:span text:style-name="T1">esc</text:span><text:span text:style-name="T2">.</text:span></text:p>
      <text:p text:style-name="P5"><text:span text:style-name="T2"/></text:p>
      <text:p text:style-name="P5"><text:span text:style-name="T2"><text:tab/>El orden de los parámetros no importa, puede pasarse primero la dirección de la imagen seguida por el modo a usar o viceversa.</text:span></text:p>
      <text:p text:style-name="P5"><text:span text:style-name="T2"/></text:p>
      <text:p text:style-name="P5"><text:span text:style-name="T2"/></text:p>
      <text:p text:style-name="P5"><text:span text:style-name="T2"><text:tab/>Tipos soportados (</text:span><text:span text:style-name="T1">extraído de la documentación de la librería openCv</text:span><text:span text:style-name="T2">):</text:span></text:p>
      <text:p text:style-name="P4"/>
      <text:list xml:id="list866351177" text:style-name="L2">
        <text:list-item>
          <text:p text:style-name="P6"><text:span text:style-name="T2">Windows bitmaps - BMP, DIB </text:span></text:p>
        </text:list-item>
        <text:list-item>
          <text:p text:style-name="P7">JPEG files - JPEG, JPG, JPE </text:p>
        </text:list-item>
      </text:list>
      <text:list xml:id="list1658242312" text:style-name="L3">
        <text:list-item>
          <text:p text:style-name="P8">Portable Network Graphics - PNG </text:p>
        </text:list-item>
      </text:list>
      <text:list xml:id="list1351907648" text:style-name="L4">
        <text:list-item>
          <text:p text:style-name="P9">Portable image format - PBM, PGM, PPM </text:p>
        </text:list-item>
      </text:list>
      <text:list xml:id="list593178445" text:style-name="L5">
        <text:list-item>
          <text:p text:style-name="P10">Sun rasters - SR, RAS </text:p>
        </text:list-item>
      </text:list>
      <text:list xml:id="list727972812" text:style-name="L6">
        <text:list-item>
          <text:p text:style-name="P11">TIFF files - TIFF, TIF</text:p>
        </text:list-item>
      </text:list>
      <text:p text:style-name="P5"><text:span text:style-name="T2"/></text:p>
      <text:p text:style-name="P5"><text:span text:style-name="T2"><text:tab/>Instrucciones para la compilación desde el código fuente:</text:span></text:p>
      <text:p text:style-name="P5"><text:span text:style-name="T2"/></text:p>
      <text:p text:style-name="P5"><text:span text:style-name="T2"><text:tab/><text:tab/> Ir a la carpeta </text:span><text:span text:style-name="T1">src/ </text:span><text:span text:style-name="T2"><text:s/>y ejecutar el comando </text:span><text:span text:style-name="T3">make </text:span><text:span text:style-name="T4">.</text:span></text:p>
      <text:p text:style-name="P5"><text:tab/></text:p>
      <text:p text:style-name="P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4T12:07:22</meta:creation-date>
    <dc:date>2009-10-04T12:58:23</dc:date>
    <meta:editing-duration>PT00H51M01S</meta:editing-duration>
    <meta:editing-cycles>3</meta:editing-cycles>
    <meta:generator>OpenOffice.org/3.0$Linux OpenOffice.org_project/300m15$Build-9379</meta:generator>
    <meta:document-statistic meta:table-count="0" meta:image-count="0" meta:object-count="0" meta:page-count="1" meta:paragraph-count="34" meta:word-count="267" meta:character-count="1499"/>
    <meta:user-defined meta:name="Información 1"/>
    <meta:user-defined meta:name="Información 2"/>
    <meta:user-defined meta:name="Información 3"/>
    <meta:user-defined meta:name="Información 4"/>
  </office:meta>
</office:document-meta>
</file>